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3000004578783D638E7D2CD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002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995cm" svg:y="-1.231cm" svg:width="15.473cm" svg:height="28.138cm" draw:z-index="0"><draw:image xlink:href="Pictures/1000020100000263000004578783D638E7D2CD1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2T15:03:23.858441987</meta:creation-date>
    <dc:date>2022-11-22T15:09:19.469800909</dc:date>
    <meta:editing-duration>PT5M5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